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style:font-name="Ubuntu Mono" fo:font-size="85pt" style:font-size-asian="85pt" style:font-size-complex="8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 <text:s/>15 <text:s/>39</text:p>
      <text:p text:style-name="P1"/>
      <text:p text:style-name="P1"><text:s/>6 <text:s/>46 <text:s/>46</text:p>
      <text:p text:style-name="P1"/>
      <text:p text:style-name="P1"><text:s/>0 <text:s/>43 <text:s/>37</text:p>
      <text:p text:style-name="P1"><text:s/></text:p>
      <text:p text:style-name="P1">45 <text:s/>23 <text:s/>1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0:39:00.836967028</meta:creation-date>
    <dc:date>2025-10-14T11:33:39.071519659</dc:date>
    <meta:editing-duration>PT41M14S</meta:editing-duration>
    <meta:editing-cycles>4</meta:editing-cycles>
    <meta:generator>LibreOffice/24.8.3.2$Linux_X86_64 LibreOffice_project/480$Build-2</meta:generator>
    <meta:print-date>2025-10-14T10:55:41.195249151</meta:print-date>
    <meta:document-statistic meta:table-count="0" meta:image-count="0" meta:object-count="0" meta:page-count="1" meta:paragraph-count="5" meta:word-count="12" meta:character-count="41" meta:non-whitespace-character-count="22"/>
  </office:meta>
</office:document-meta>
</file>